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5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Сущность/связь</text:p>
          </table:table-cell>
          <table:table-cell table:style-name="ce2" office:value-type="string" calcext:value-type="string" table:number-columns-spanned="3" table:number-rows-spanned="1">
            <text:p>Мощность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>
            <text:p>минимальная</text:p>
          </table:table-cell>
          <table:table-cell table:style-name="ce2" office:value-type="string" calcext:value-type="string">
            <text:p>средняя</text:p>
          </table:table-cell>
          <table:table-cell table:style-name="ce2" office:value-type="string" calcext:value-type="string">
            <text:p>максимальная</text:p>
          </table:table-cell>
        </table:table-row>
        <table:table-row table:style-name="ro1">
          <table:table-cell office:value-type="string" calcext:value-type="string">
            <text:p>Цена НП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име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П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оформлен 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блада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стояние ТРК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ходится 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РК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осуществлён дл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каз НП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шибка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определя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остояние терминала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ходится 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ерминал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ыполня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канирование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ён 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ме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сдача переводится 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Заказ "Другое"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вершё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лиент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омощь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ип оплаты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имее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ип заказа "Другое"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09:42:29.064294916</meta:creation-date>
    <dc:date>2022-02-04T10:38:05.618255425</dc:date>
    <meta:editing-duration>PT33M59S</meta:editing-duration>
    <meta:editing-cycles>8</meta:editing-cycles>
    <meta:generator>LibreOffice/6.4.7.2$Linux_X86_64 LibreOffice_project/40$Build-2</meta:generator>
    <meta:document-statistic meta:table-count="1" meta:cell-count="69" meta:object-count="0"/>
  </office:meta>
</office:document-meta>
</file>